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f8be" officeooo:paragraph-rsid="000df8be"/>
    </style:style>
    <style:style style:name="P2" style:family="paragraph" style:parent-style-name="Standard">
      <style:text-properties officeooo:rsid="000fc0bb" officeooo:paragraph-rsid="000fc0bb"/>
    </style:style>
    <style:style style:name="P3" style:family="paragraph" style:parent-style-name="Standard">
      <style:text-properties officeooo:rsid="00120220" officeooo:paragraph-rsid="00120220"/>
    </style:style>
    <style:style style:name="P4" style:family="paragraph" style:parent-style-name="Standard">
      <style:text-properties officeooo:rsid="0012ae6b" officeooo:paragraph-rsid="0012ae6b"/>
    </style:style>
    <style:style style:name="P5" style:family="paragraph" style:parent-style-name="Standard">
      <style:text-properties officeooo:rsid="0015637a" officeooo:paragraph-rsid="0015637a"/>
    </style:style>
    <style:style style:name="P6" style:family="paragraph" style:parent-style-name="Standard">
      <style:text-properties officeooo:rsid="0017ccd2" officeooo:paragraph-rsid="0017ccd2"/>
    </style:style>
    <style:style style:name="P7" style:family="paragraph" style:parent-style-name="Standard">
      <style:text-properties officeooo:rsid="00196d4d" officeooo:paragraph-rsid="00196d4d"/>
    </style:style>
    <style:style style:name="P8" style:family="paragraph" style:parent-style-name="Standard">
      <style:text-properties officeooo:rsid="001a798a" officeooo:paragraph-rsid="001a798a"/>
    </style:style>
    <style:style style:name="P9" style:family="paragraph" style:parent-style-name="Standard">
      <style:text-properties officeooo:rsid="001c54f1" officeooo:paragraph-rsid="001c54f1"/>
    </style:style>
    <style:style style:name="P10" style:family="paragraph" style:parent-style-name="Standard">
      <style:text-properties officeooo:rsid="001e040a" officeooo:paragraph-rsid="001e040a"/>
    </style:style>
    <style:style style:name="P11" style:family="paragraph" style:parent-style-name="Standard">
      <style:text-properties officeooo:rsid="001f8286" officeooo:paragraph-rsid="001f8286"/>
    </style:style>
    <style:style style:name="P12" style:family="paragraph" style:parent-style-name="Standard">
      <style:text-properties officeooo:rsid="0023c1da" officeooo:paragraph-rsid="0023c1da"/>
    </style:style>
    <style:style style:name="P13" style:family="paragraph" style:parent-style-name="Standard">
      <style:text-properties officeooo:rsid="00252416" officeooo:paragraph-rsid="00252416"/>
    </style:style>
    <style:style style:name="P14" style:family="paragraph" style:parent-style-name="Standard">
      <style:text-properties officeooo:rsid="0028c01d" officeooo:paragraph-rsid="0028c01d"/>
    </style:style>
    <style:style style:name="P15" style:family="paragraph" style:parent-style-name="Standard">
      <style:text-properties officeooo:rsid="002c6cf7" officeooo:paragraph-rsid="002c6cf7"/>
    </style:style>
    <style:style style:name="P16" style:family="paragraph" style:parent-style-name="Standard">
      <style:text-properties officeooo:rsid="002e0ccc" officeooo:paragraph-rsid="002e0ccc"/>
    </style:style>
    <style:style style:name="P17" style:family="paragraph" style:parent-style-name="Standard">
      <style:text-properties officeooo:rsid="00324154" officeooo:paragraph-rsid="00324154"/>
    </style:style>
    <style:style style:name="P18" style:family="paragraph" style:parent-style-name="Standard">
      <style:text-properties officeooo:rsid="0032afde" officeooo:paragraph-rsid="00331c59"/>
    </style:style>
    <style:style style:name="P19" style:family="paragraph" style:parent-style-name="Standard">
      <style:text-properties officeooo:rsid="00331c59" officeooo:paragraph-rsid="00331c59"/>
    </style:style>
    <style:style style:name="P20" style:family="paragraph" style:parent-style-name="Standard">
      <style:text-properties officeooo:rsid="003510ea" officeooo:paragraph-rsid="003510ea"/>
    </style:style>
    <style:style style:name="P21" style:family="paragraph" style:parent-style-name="Standard">
      <style:text-properties officeooo:rsid="0036a191" officeooo:paragraph-rsid="0036a191"/>
    </style:style>
    <style:style style:name="P22" style:family="paragraph" style:parent-style-name="Standard">
      <style:text-properties officeooo:rsid="0036ddb4" officeooo:paragraph-rsid="0036ddb4"/>
    </style:style>
    <style:style style:name="P23" style:family="paragraph" style:parent-style-name="Standard">
      <style:text-properties officeooo:rsid="00385b49" officeooo:paragraph-rsid="00385b49"/>
    </style:style>
    <style:style style:name="P24" style:family="paragraph" style:parent-style-name="Standard">
      <style:text-properties officeooo:rsid="0039cc3a" officeooo:paragraph-rsid="0039cc3a"/>
    </style:style>
    <style:style style:name="P25" style:family="paragraph" style:parent-style-name="Standard">
      <style:text-properties officeooo:rsid="003a40ea" officeooo:paragraph-rsid="003a40ea"/>
    </style:style>
    <style:style style:name="P26" style:family="paragraph" style:parent-style-name="Standard">
      <style:text-properties officeooo:rsid="003b1574" officeooo:paragraph-rsid="003b1574"/>
    </style:style>
    <style:style style:name="P27" style:family="paragraph" style:parent-style-name="Standard">
      <style:text-properties officeooo:rsid="003c4c26" officeooo:paragraph-rsid="003c4c26"/>
    </style:style>
    <style:style style:name="P28" style:family="paragraph" style:parent-style-name="Standard">
      <style:text-properties officeooo:rsid="003ee50c" officeooo:paragraph-rsid="003ee50c"/>
    </style:style>
    <style:style style:name="P29" style:family="paragraph" style:parent-style-name="Standard">
      <style:text-properties officeooo:rsid="003f2ec6" officeooo:paragraph-rsid="003f2ec6"/>
    </style:style>
    <style:style style:name="P30" style:family="paragraph" style:parent-style-name="Standard">
      <style:text-properties officeooo:rsid="004257b1" officeooo:paragraph-rsid="004257b1"/>
    </style:style>
    <style:style style:name="P31" style:family="paragraph" style:parent-style-name="Standard">
      <style:text-properties officeooo:rsid="004ae8ba" officeooo:paragraph-rsid="004ae8ba"/>
    </style:style>
    <style:style style:name="P32" style:family="paragraph" style:parent-style-name="Standard">
      <style:text-properties officeooo:rsid="004cccbb" officeooo:paragraph-rsid="004cccbb"/>
    </style:style>
    <style:style style:name="P33" style:family="paragraph" style:parent-style-name="Standard">
      <style:text-properties officeooo:rsid="004e3f45" officeooo:paragraph-rsid="004e3f45"/>
    </style:style>
    <style:style style:name="P34" style:family="paragraph" style:parent-style-name="Standard">
      <style:text-properties officeooo:rsid="004f1877" officeooo:paragraph-rsid="004f1877"/>
    </style:style>
    <style:style style:name="P35" style:family="paragraph" style:parent-style-name="Standard">
      <style:text-properties officeooo:rsid="00501aa6" officeooo:paragraph-rsid="00501aa6"/>
    </style:style>
    <style:style style:name="P36" style:family="paragraph" style:parent-style-name="Standard">
      <style:text-properties officeooo:rsid="00553328" officeooo:paragraph-rsid="00553328"/>
    </style:style>
    <style:style style:name="P37" style:family="paragraph" style:parent-style-name="Standard">
      <style:text-properties officeooo:rsid="00553328" officeooo:paragraph-rsid="005619da"/>
    </style:style>
    <style:style style:name="P38" style:family="paragraph" style:parent-style-name="Standard">
      <style:text-properties officeooo:rsid="005632c3" officeooo:paragraph-rsid="005632c3"/>
    </style:style>
    <style:style style:name="P39" style:family="paragraph" style:parent-style-name="Standard">
      <style:text-properties officeooo:rsid="005dcbfc" officeooo:paragraph-rsid="005dcbfc"/>
    </style:style>
    <style:style style:name="P40" style:family="paragraph" style:parent-style-name="Standard">
      <style:text-properties officeooo:rsid="00612dac" officeooo:paragraph-rsid="00612dac"/>
    </style:style>
    <style:style style:name="P41" style:family="paragraph" style:parent-style-name="Standard">
      <style:text-properties officeooo:rsid="00637e76" officeooo:paragraph-rsid="00637e76"/>
    </style:style>
    <style:style style:name="P42" style:family="paragraph" style:parent-style-name="Standard">
      <style:text-properties officeooo:rsid="0064a758" officeooo:paragraph-rsid="00653b5b"/>
    </style:style>
    <style:style style:name="P43" style:family="paragraph" style:parent-style-name="Standard">
      <style:text-properties officeooo:rsid="0064a758" officeooo:paragraph-rsid="0066e0ac"/>
    </style:style>
    <style:style style:name="P44" style:family="paragraph" style:parent-style-name="Standard">
      <style:text-properties officeooo:rsid="0069b7bd" officeooo:paragraph-rsid="0069b7bd"/>
    </style:style>
    <style:style style:name="P45" style:family="paragraph" style:parent-style-name="Standard">
      <style:text-properties officeooo:rsid="006a7182" officeooo:paragraph-rsid="006a7182"/>
    </style:style>
    <style:style style:name="P46" style:family="paragraph" style:parent-style-name="Standard">
      <style:text-properties officeooo:rsid="00653b5b" officeooo:paragraph-rsid="00653b5b"/>
    </style:style>
    <style:style style:name="P47" style:family="paragraph" style:parent-style-name="Standard">
      <style:text-properties officeooo:rsid="0075c6fc" officeooo:paragraph-rsid="0075c6fc"/>
    </style:style>
    <style:style style:name="P48" style:family="paragraph" style:parent-style-name="Standard">
      <style:text-properties officeooo:rsid="007814a0" officeooo:paragraph-rsid="007814a0"/>
    </style:style>
    <style:style style:name="P49" style:family="paragraph" style:parent-style-name="Standard">
      <style:text-properties officeooo:rsid="007a0694" officeooo:paragraph-rsid="007a0694"/>
    </style:style>
    <style:style style:name="P50" style:family="paragraph" style:parent-style-name="Standard">
      <style:text-properties officeooo:rsid="007cfeee" officeooo:paragraph-rsid="007cfeee"/>
    </style:style>
    <style:style style:name="P51" style:family="paragraph" style:parent-style-name="Standard">
      <style:text-properties officeooo:rsid="007e7d0c" officeooo:paragraph-rsid="007e7d0c"/>
    </style:style>
    <style:style style:name="P52" style:family="paragraph" style:parent-style-name="Standard">
      <style:text-properties officeooo:rsid="007f1d46" officeooo:paragraph-rsid="007f1d46"/>
    </style:style>
    <style:style style:name="P53" style:family="paragraph" style:parent-style-name="Standard">
      <style:text-properties style:use-window-font-color="true" style:font-name="Liberation Serif" fo:font-size="12pt" officeooo:paragraph-rsid="0080d38d" style:font-size-asian="12pt" style:font-size-complex="12pt"/>
    </style:style>
    <style:style style:name="P54" style:family="paragraph" style:parent-style-name="Standard">
      <style:text-properties officeooo:rsid="0082145b" officeooo:paragraph-rsid="0082145b"/>
    </style:style>
    <style:style style:name="P55" style:family="paragraph" style:parent-style-name="Standard">
      <style:text-properties officeooo:rsid="0084ed55" officeooo:paragraph-rsid="0084ed55"/>
    </style:style>
    <style:style style:name="P56" style:family="paragraph" style:parent-style-name="Standard">
      <style:text-properties officeooo:rsid="00892bc5" officeooo:paragraph-rsid="00892bc5"/>
    </style:style>
    <style:style style:name="P57" style:family="paragraph" style:parent-style-name="Standard">
      <style:text-properties officeooo:rsid="008d9dc0" officeooo:paragraph-rsid="008d9dc0"/>
    </style:style>
    <style:style style:name="P58" style:family="paragraph" style:parent-style-name="Standard">
      <style:text-properties officeooo:rsid="008f3105" officeooo:paragraph-rsid="008f3105"/>
    </style:style>
    <style:style style:name="P59" style:family="paragraph" style:parent-style-name="Standard">
      <style:text-properties officeooo:rsid="0090e05a" officeooo:paragraph-rsid="0090e05a"/>
    </style:style>
    <style:style style:name="P60" style:family="paragraph" style:parent-style-name="Standard">
      <style:text-properties officeooo:rsid="00921677" officeooo:paragraph-rsid="00921677"/>
    </style:style>
    <style:style style:name="P61" style:family="paragraph" style:parent-style-name="Standard">
      <style:text-properties officeooo:rsid="0092df1d" officeooo:paragraph-rsid="0092df1d"/>
    </style:style>
    <style:style style:name="P62" style:family="paragraph" style:parent-style-name="Standard">
      <style:text-properties officeooo:rsid="00958963" officeooo:paragraph-rsid="00958963"/>
    </style:style>
    <style:style style:name="P63" style:family="paragraph" style:parent-style-name="Standard">
      <style:text-properties officeooo:rsid="009aef79" officeooo:paragraph-rsid="009aef79"/>
    </style:style>
    <style:style style:name="P64" style:family="paragraph" style:parent-style-name="Standard">
      <style:text-properties officeooo:rsid="009c800c" officeooo:paragraph-rsid="009c800c"/>
    </style:style>
    <style:style style:name="P65" style:family="paragraph" style:parent-style-name="Standard">
      <style:text-properties officeooo:rsid="009e663e" officeooo:paragraph-rsid="009e663e"/>
    </style:style>
    <style:style style:name="P66" style:family="paragraph" style:parent-style-name="Standard">
      <style:text-properties officeooo:rsid="00a006e7" officeooo:paragraph-rsid="00a006e7"/>
    </style:style>
    <style:style style:name="P67" style:family="paragraph" style:parent-style-name="Standard">
      <style:text-properties officeooo:rsid="00a16a1b" officeooo:paragraph-rsid="00a16a1b"/>
    </style:style>
    <style:style style:name="P68" style:family="paragraph" style:parent-style-name="Standard">
      <style:text-properties officeooo:rsid="00a31274" officeooo:paragraph-rsid="00a31274"/>
    </style:style>
    <style:style style:name="P69" style:family="paragraph" style:parent-style-name="Standard">
      <style:text-properties officeooo:rsid="00a4040a" officeooo:paragraph-rsid="00a4040a"/>
    </style:style>
    <style:style style:name="P70" style:family="paragraph" style:parent-style-name="Standard">
      <style:text-properties officeooo:rsid="00a5b557" officeooo:paragraph-rsid="00a5b557"/>
    </style:style>
    <style:style style:name="P71" style:family="paragraph" style:parent-style-name="Standard">
      <style:text-properties officeooo:rsid="00a74db6" officeooo:paragraph-rsid="00a74db6"/>
    </style:style>
    <style:style style:name="P72" style:family="paragraph" style:parent-style-name="Standard">
      <style:text-properties officeooo:rsid="00a7e17a" officeooo:paragraph-rsid="00a7e17a"/>
    </style:style>
    <style:style style:name="P73" style:family="paragraph" style:parent-style-name="Standard">
      <style:text-properties officeooo:rsid="00a8471b" officeooo:paragraph-rsid="00a8471b"/>
    </style:style>
    <style:style style:name="P74" style:family="paragraph" style:parent-style-name="Standard">
      <style:text-properties officeooo:rsid="00a9e961" officeooo:paragraph-rsid="00a9e961"/>
    </style:style>
    <style:style style:name="P75" style:family="paragraph" style:parent-style-name="Standard">
      <style:text-properties officeooo:rsid="00b0318e" officeooo:paragraph-rsid="00b0318e"/>
    </style:style>
    <style:style style:name="P76" style:family="paragraph" style:parent-style-name="Standard">
      <style:text-properties officeooo:rsid="00b3d1fe" officeooo:paragraph-rsid="00b3d1fe"/>
    </style:style>
    <style:style style:name="P77" style:family="paragraph" style:parent-style-name="Text_20_body">
      <style:paragraph-properties fo:margin-left="0cm" fo:margin-right="0cm" fo:margin-top="0.12cm" fo:margin-bottom="0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T1" style:family="text">
      <style:text-properties officeooo:rsid="0010b0d3"/>
    </style:style>
    <style:style style:name="T2" style:family="text">
      <style:text-properties officeooo:rsid="0014041d"/>
    </style:style>
    <style:style style:name="T3" style:family="text">
      <style:text-properties officeooo:rsid="001d6366"/>
    </style:style>
    <style:style style:name="T4" style:family="text">
      <style:text-properties officeooo:rsid="001de21d"/>
    </style:style>
    <style:style style:name="T5" style:family="text">
      <style:text-properties officeooo:rsid="001f7e1f"/>
    </style:style>
    <style:style style:name="T6" style:family="text">
      <style:text-properties officeooo:rsid="00203bc4"/>
    </style:style>
    <style:style style:name="T7" style:family="text">
      <style:text-properties officeooo:rsid="00219431"/>
    </style:style>
    <style:style style:name="T8" style:family="text">
      <style:text-properties officeooo:rsid="002232b1"/>
    </style:style>
    <style:style style:name="T9" style:family="text">
      <style:text-properties officeooo:rsid="0023c1da"/>
    </style:style>
    <style:style style:name="T10" style:family="text">
      <style:text-properties officeooo:rsid="0026e70f"/>
    </style:style>
    <style:style style:name="T11" style:family="text">
      <style:text-properties officeooo:rsid="002959a4"/>
    </style:style>
    <style:style style:name="T12" style:family="text">
      <style:text-properties officeooo:rsid="002ab1d4"/>
    </style:style>
    <style:style style:name="T13" style:family="text">
      <style:text-properties officeooo:rsid="002fe95c"/>
    </style:style>
    <style:style style:name="T14" style:family="text">
      <style:text-properties officeooo:rsid="00316aca"/>
    </style:style>
    <style:style style:name="T15" style:family="text">
      <style:text-properties officeooo:rsid="00331c59"/>
    </style:style>
    <style:style style:name="T16" style:family="text">
      <style:text-properties officeooo:rsid="00398150"/>
    </style:style>
    <style:style style:name="T17" style:family="text">
      <style:text-properties officeooo:rsid="003c8c89"/>
    </style:style>
    <style:style style:name="T18" style:family="text">
      <style:text-properties officeooo:rsid="003fec4e"/>
    </style:style>
    <style:style style:name="T19" style:family="text">
      <style:text-properties officeooo:rsid="00445007"/>
    </style:style>
    <style:style style:name="T20" style:family="text">
      <style:text-properties officeooo:rsid="0049bd45"/>
    </style:style>
    <style:style style:name="T21" style:family="text">
      <style:text-properties officeooo:rsid="0051a65a"/>
    </style:style>
    <style:style style:name="T22" style:family="text">
      <style:text-properties officeooo:rsid="005298c0"/>
    </style:style>
    <style:style style:name="T23" style:family="text">
      <style:text-properties officeooo:rsid="005fa631"/>
    </style:style>
    <style:style style:name="T24" style:family="text">
      <style:text-properties officeooo:rsid="0066e0ac"/>
    </style:style>
    <style:style style:name="T25" style:family="text">
      <style:text-properties officeooo:rsid="0067edae"/>
    </style:style>
    <style:style style:name="T26" style:family="text">
      <style:text-properties officeooo:rsid="006c5627"/>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style:text-underline-style="solid" style:text-underline-width="auto" style:text-underline-color="font-color" officeooo:rsid="00712a0b" style:font-style-asian="normal" style:font-style-complex="normal"/>
    </style:style>
    <style:style style:name="T29" style:family="text">
      <style:text-properties officeooo:rsid="007b755a"/>
    </style:style>
    <style:style style:name="T30" style:family="text">
      <style:text-properties officeooo:rsid="0080d38d"/>
    </style:style>
    <style:style style:name="T31" style:family="text">
      <style:text-properties fo:font-variant="normal" fo:text-transform="none" fo:letter-spacing="normal" fo:font-style="normal" fo:font-weight="normal"/>
    </style:style>
    <style:style style:name="T32" style:family="text">
      <style:text-properties officeooo:rsid="0089a194"/>
    </style:style>
    <style:style style:name="T33" style:family="text">
      <style:text-properties officeooo:rsid="008af4c4"/>
    </style:style>
    <style:style style:name="T34" style:family="text">
      <style:text-properties officeooo:rsid="008f26fe"/>
    </style:style>
    <style:style style:name="T35" style:family="text">
      <style:text-properties officeooo:rsid="0092a3a0"/>
    </style:style>
    <style:style style:name="T36" style:family="text">
      <style:text-properties officeooo:rsid="00a854f3"/>
    </style:style>
    <style:style style:name="T37" style:family="text">
      <style:text-properties officeooo:rsid="00a9e961"/>
    </style:style>
    <style:style style:name="T38" style:family="text">
      <style:text-properties officeooo:rsid="00ae39fa"/>
    </style:style>
    <style:style style:name="T39" style:family="text">
      <style:text-properties officeooo:rsid="00b22d69"/>
    </style:style>
    <style:style style:name="T40" style:family="text">
      <style:text-properties officeooo:rsid="00b3de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blication numérique, omeka. </text:p>
      <text:p text:style-name="P1"/>
      <text:p text:style-name="Title">Introduction au CMS Omeka. <text:span text:style-name="T1">B</text:span>ibliothèques numériques, expositions virtuelles et médiation en ligne.</text:p>
      <text:p text:style-name="P2"/>
      <text:p text:style-name="P2"/>
      <text:p text:style-name="P3"><text:span text:style-name="T28">j</text:span><text:a xlink:type="simple" xlink:href="mailto:Johanna.p.daniel@gmail.com" text:style-name="Internet_20_link" text:visited-style-name="Visited_20_Internet_20_Link"><text:span text:style-name="T27">ohanna.p.daniel@gmail.com</text:span></text:a></text:p>
      <text:p text:style-name="P3"/>
      <text:h text:style-name="Heading_20_1" text:outline-level="1">Cours :</text:h>
      <text:p text:style-name="P3"/>
      <text:p text:style-name="P4">CMS : c<text:span text:style-name="T2">ontent</text:span> managment system, <text:span text:style-name="T2">logiciel installé sur un server web qui permet d’alimenter le site web depuis une interface graphique. Le CMS le plus connu est wordpress, Drupal et Joomla. Drupal est l’un des plus employé dans les bibliothèques et les musées. Le problème c’est que les prestataires fournissent souvent des CMS propriétaires et il faut migrer le contenu si on change de prestataire. Worpress, Drupal et Joomla sont des logiciel ouvert. </text:span></text:p>
      <text:p text:style-name="P5">Durpal est un énorme logiciel, il sert pour les grosses structures type le journal Le Monde et les collectivités. </text:p>
      <text:p text:style-name="P6">Installer un wordpress, héberger un site web, faire un site-cv. </text:p>
      <text:p text:style-name="P6"/>
      <text:p text:style-name="P7">Il vaut mieux prendre des CMS opensource, sauf besoin métier très spécifique. </text:p>
      <text:p text:style-name="P7"/>
      <text:p text:style-name="P7">Omeka est un CMS pensé pour les besoins patrimoniaux, il est spécialisé pour les bibliothèques, archives et laboratoires de recherche. </text:p>
      <text:p text:style-name="P8">Oméka = <text:s/>CMS pensé pour gérer des collections de musées et faire des expositions, il prend aussi des éléments des systèmes de gestion de collection (propres aux bibliothèques et archives) en implémentant des outils métiers. </text:p>
      <text:p text:style-name="P9">Solution légère et simple d’utilisation avec des fonctionnalités spécialisées. </text:p>
      <text:p text:style-name="P9">Il existe depuis 2007, développé par le Center for History and New Media (qui a aussi créé Zot<text:span text:style-name="T4">e</text:span>ro <text:span text:style-name="T3">=bibliographie </text:span>et Troopy<text:span text:style-name="T3">=photographie</text:span>). </text:p>
      <text:p text:style-name="P10">Omeka a été pensé pour les petites structures qui n’avaient pas les moyens d’engager un prestataire pour un logiciel très spécialisé. <text:span text:style-name="T5">Idem pour les laboratoires de recherche qui ne sont pas propriétaires des archives qu’ils traitent. </text:span></text:p>
      <text:p text:style-name="P10"/>
      <text:p text:style-name="P11">Il y a eu différentes mise à jour et pluggin<text:span text:style-name="T7">g</text:span>s mises en place pour Omeka <text:span text:style-name="T9">Classic</text:span> (cf la géolocalisation est un pluggin<text:span text:style-name="T6">g</text:span>). <text:span text:style-name="T8">Le grand nombre de plugging non mis à jour à obliger à penser à une refonte d’Omeka. </text:span></text:p>
      <text:p text:style-name="P12">Une deuxième version d’Omeka est paru en novembre 2017 : Omeka S.</text:p>
      <text:p text:style-name="P12"/>
      <text:p text:style-name="P13">Il permet de gérer des métadonnées <text:span text:style-name="T10">et donc de créer des bibliothèques numériques très importantes. </text:span></text:p>
      <text:p text:style-name="P14">Omeka classic existait en 2 versions : logiciel à télécharger avec hébergement et nom de domaine nécessaire ou omeka.net (un web service <text:span text:style-name="T11">avec un compte gratuit, mise à jour automatique</text:span>). <text:span text:style-name="T12">Le </text:span><text:soft-page-break/><text:span text:style-name="T12">problème des versions web en service est quelles sont souvent limités (on ne peut pas avoir tous les pluggins, les pubs etc). </text:span></text:p>
      <text:p text:style-name="P15">Avec Omeka S on est obligé de télécharger et de l’installer sur un serveur. </text:p>
      <text:p text:style-name="P15"/>
      <text:p text:style-name="P16">Vitrine pour des bases de documents (histori<text:span text:style-name="T14">q</text:span>ues, archivistiques ou art<text:span text:style-name="T13">is</text:span>tiques) ; interface souple et intuitif, mise en place de données structurées. </text:p>
      <text:p text:style-name="P16"/>
      <text:p text:style-name="P17">Ex : </text:p>
      <text:p text:style-name="P18"><text:span text:style-name="T15">→ </text:span>bibliothèque Hortalia, </text:p>
      <text:p text:style-name="P18"><text:span text:style-name="T15">→ </text:span>Une Renaissance à Nancy, </text:p>
      <text:p text:style-name="P18"><text:span text:style-name="T15">→ </text:span>Bibliothèque de l’Observatoire de Paris, </text:p>
      <text:p text:style-name="P18"><text:span text:style-name="T15">→ </text:span>Projet Transcrire. </text:p>
      <text:p text:style-name="P18"/>
      <text:p text:style-name="P20">Fil d’Ariane : faire apparaître l’arborescence sur les pages des sites web pour s’y retrouver plus facilement. </text:p>
      <text:p text:style-name="P19"/>
      <text:p text:style-name="P21">Pour commencer à travailler sur un projet : reprendre les questions de l’analyse.</text:p>
      <text:p text:style-name="P21">Arborescence, présentation des données, qualités des métadonnées, UX, design, présentation projet… </text:p>
      <text:p text:style-name="P21"/>
      <text:p text:style-name="P22">Fonctionnalité d’Omeka. </text:p>
      <text:p text:style-name="P23">Omeka ressemble beaucoup à Dublin Core. </text:p>
      <text:p text:style-name="P23">Description possible en dublin core (on peut éditer des champs en Dublin Core). <text:span text:style-name="T16">Il est possible de rassembler des items en collections. </text:span></text:p>
      <text:p text:style-name="P24">Item Types : modèle de ressources pour des descriptions d’objet dans Omeka. </text:p>
      <text:p text:style-name="P24"/>
      <text:p text:style-name="P25">Apparence sous forme de template comme sous Wordpress. </text:p>
      <text:p text:style-name="P25"/>
      <text:p text:style-name="P26">Omeka S.</text:p>
      <text:p text:style-name="P27">Beaucoup plus intuitif. <text:span text:style-name="T17">Implémentation de plusieurs projets/sites/collections sur le même oméka (contrairement à Omeka classic qui ne peut gérer qu’une seul site à la fois). Omeka S est multi-site. </text:span></text:p>
      <text:p text:style-name="P28">Omeka est passé au web sémantique. </text:p>
      <text:p text:style-name="P29"><text:span text:style-name="T18">L</text:span>’interface est plus simple : ressources dans une colonne et le(s) site(s) dans une autre colonne.</text:p>
      <text:p text:style-name="P30">Possibilité de gérer des vocabulaire et des modèles de ressources. <text:span text:style-name="T19">On peut créer des feuilles de champs dublin core : modèle de ressource qu’on va appeler dans nos collections/projets. </text:span></text:p>
      <text:p text:style-name="P30"/>
      <text:h text:style-name="Heading_20_1" text:outline-level="1">Mener un projet tutoré sur Omeka à <text:span text:style-name="T20">rendre pour début janvier. </text:span></text:h>
      <text:p text:style-name="P31">Expérimenter Omeka S, mettre en œuvre les compétences des autres cours (méta-données, tei dans omeka etc, chercher aussi les limites d’Omeka), s’essayer à la médiation numérique.</text:p>
      <text:p text:style-name="P32">Un projet de valorisation d’un corpus numérisé sous la forme de bibliothèque numérique +exposition virtuelle. </text:p>
      <text:p text:style-name="P33">Il faut présenter un livrable accessible et qui fonctionne en ligne. </text:p>
      <text:h text:style-name="Heading_20_2" text:outline-level="2">Choisir un corpus numérisé dans Gallica à éditorialiser. </text:h>
      <text:p text:style-name="P34">Il faut travailler sur les aspect : médiation numérique, structuration de donnée, design etc. </text:p>
      <text:p text:style-name="P35"><text:span text:style-name="T21">40</text:span> à 100 item dans des équipes de 4 à 5 personnes, <text:span text:style-name="T21">corpus obligatoirement livre de réutilisation et numérisée sur l’interface de Gallica. </text:span></text:p>
      <text:p text:style-name="P35"><text:soft-page-break/><text:tab/><text:span text:style-name="T22">Ex : récit de voyage illustré, album/fond de photos, série d’estampes, collection de partition, revue ancienne, correspondance. </text:span></text:p>
      <text:p text:style-name="P35"/>
      <text:h text:style-name="Heading_20_2" text:outline-level="2">Les étapes.</text:h>
      <text:p text:style-name="P37">Choix sujets et équipes. </text:p>
      <text:p text:style-name="P36">Rédaction d’un brief, cahier des charges, notes d’intention (corpus, choix, méthodes, rétro-planning).</text:p>
      <text:p text:style-name="P36">Recherche d’information et de réflexion sur les contenus. </text:p>
      <text:p text:style-name="P36">Choix techniques, documentaires, ergonomie du site, plan, choix des plugin, templates. </text:p>
      <text:p text:style-name="P36">Production de contenus. </text:p>
      <text:p text:style-name="P36">Intégration au CMS.</text:p>
      <text:p text:style-name="P36">La recette interne. </text:p>
      <text:p text:style-name="P36">La recette client (soutenance le 17 décembre). </text:p>
      <text:p text:style-name="P36"/>
      <text:h text:style-name="Heading_20_2" text:outline-level="2">Grille de notation.</text:h>
      <text:p text:style-name="P38"/>
      <text:p text:style-name="P38">Degré d’utilisation des fonctionnalités d’Omeka.</text:p>
      <text:p text:style-name="P38">Qualité et inventivité de la médiation. </text:p>
      <text:p text:style-name="P38">Aspect visuel (design de l’interface, expérience utilisateur).</text:p>
      <text:p text:style-name="P38">Réflexion sur la méthodologie, les bibliothèques et expositions virtuelles (réflexion sur les autres projets : ce qu’on a retenu ou écarté et pourquoi). </text:p>
      <text:p text:style-name="P38">Mobilisation des compétences acquises en cours. </text:p>
      <text:p text:style-name="P38"/>
      <text:p text:style-name="P39">Corpus déjà constitué, thématique. <text:span text:style-name="T23">Majorité du corpus dans Gallica, possibilité de compléments avec d’autres site type INA, INHA. </text:span></text:p>
      <text:p text:style-name="P39"/>
      <text:p text:style-name="P40">Groupe Marie, Anna, Floriane. </text:p>
      <text:p text:style-name="P40"/>
      <text:p text:style-name="P41">Boisson : thé, café, chocolat, corpus, résultats souhaités, période, zone géographique. </text:p>
      <text:p text:style-name="P43">Réflexion sur les contenus : comment va-t-on présenter les documents (mét<text:span text:style-name="T24">a</text:span>données : <text:span text:style-name="T25">peut-on les affiner avec des champs spécifiques</text:span>, comme ça apparaît etc). </text:p>
      <text:p text:style-name="P46">17 décembre : présentation de ce qui a déjà été fait et voir ce qui manque ou ce qu’on peut ajouter/enlever. </text:p>
      <text:p text:style-name="P42"/>
      <text:p text:style-name="P44">Cahier des charges pour le 21/11. </text:p>
      <text:p text:style-name="P44"/>
      <text:p text:style-name="P45">créer un compte sur Always-data, installer le CMS <text:span text:style-name="T26">(client ftp, logiciel à installer : FilleZilla), sur omeka S, télécharger le pacquet d’installation omeka S et créer un compte pour chaque membre du groupe +prof. </text:span></text:p>
      <text:p text:style-name="P45"/>
      <text:p text:style-name="P45"/>
      <text:p text:style-name="P47">26/11/18.</text:p>
      <text:p text:style-name="P47"/>
      <text:p text:style-name="P48">Note d’intention : ce qu’on veut faire, ce dont on va avoir besoin, quels outils on va utiliser, etc. </text:p>
      <text:p text:style-name="P48"/>
      <text:p text:style-name="P49">Internet →naissance dans les années 70 d’un réseau de machine pour s’envoyer des mails (entre autres).</text:p>
      <text:p text:style-name="P49">Web, partie d’internet reposant sur le protocole h<text:span text:style-name="T29">yper </text:span>t<text:span text:style-name="T29">ext </text:span>t<text:span text:style-name="T29">ransfer </text:span>p<text:span text:style-name="T29">rotocole (http)</text:span> avec des liens. </text:p>
      <text:p text:style-name="P50">Client : logiciel permettant de faire des choses sans ouvrir un navigateur. </text:p>
      <text:p text:style-name="P53"><text:soft-page-break/><text:span text:style-name="T30">Protocole : </text:span><text:span text:style-name="T31">Dans les réseaux informatiques et les télécommunications, un protocole de communication est une spécification de plusieurs règles pour un type de communication particulier.</text:span></text:p>
      <text:p text:style-name="P77">Initialement, on nommait protocole ce qui est utilisé pour communiquer sur une même couche d'abstraction entre deux machines différentes. Par extension de langage, on utilise parfois ce mot aussi aujourd'hui pour désigner les règles de communication entre deux couches sur une même machine. (Wikipédia)</text:p>
      <text:p text:style-name="P50">Protocoles pour envoyer des mails : smtp et pop3. </text:p>
      <text:p text:style-name="P51">Skype et téléphonie sur pc =&gt; protocoles pour téléphonie sans passer par le web. </text:p>
      <text:p text:style-name="P51">FTP = protocole permettant d’envoyer des fichiers <text:span text:style-name="T32">sur un serveur depuis un client FTP (nous Filezilla). </text:span></text:p>
      <text:p text:style-name="P52">Serveur : machine qui héberge des pages internet etc et on s’y connecte à distance. </text:p>
      <text:p text:style-name="P52"/>
      <text:p text:style-name="P54">Serveur en interne ou en externe via un serveur mutualisé qui nous héberge en extérieur. </text:p>
      <text:p text:style-name="P54"/>
      <text:p text:style-name="P55">Always Data alloue 200 Mo. </text:p>
      <text:p text:style-name="P55"/>
      <text:p text:style-name="P56">Omeka est un CMS <text:span text:style-name="T33">sur un serveur. Il a besoin d’une base MySQL pour fonctionner (le CMS écrit les données Omeka sur la base de donnée via MySQL). </text:span></text:p>
      <text:p text:style-name="P56"/>
      <text:p text:style-name="P57">Ajouter des images : enregistrer le fichiers puis recharger dans Omeka, <text:span text:style-name="T34">utiliser l’URL, protocole IIIF. </text:span></text:p>
      <text:p text:style-name="P57"/>
      <text:p text:style-name="P58">Préparer des tableurs excel et utiliser un import csv. </text:p>
      <text:p text:style-name="P58"/>
      <text:p text:style-name="P59">IIIF pour télécharger les images de Gallica en grande qualité. </text:p>
      <text:p text:style-name="P59"/>
      <text:p text:style-name="P60">Ajouter /iiif/ avant le ark de l’url et f1 après l’ark <text:span text:style-name="T35">puis /full/full/O/native.jpg </text:span></text:p>
      <text:p text:style-name="P61"><text:a xlink:type="simple" xlink:href="https://gallica.bnf.fr/iiif/ark:/12148/btv1b84497167/f9/full/full/0/native.jpg" text:style-name="Internet_20_link" text:visited-style-name="Visited_20_Internet_20_Link">https://gallica.bnf.fr/iiif/ark:/12148/btv1b84497167/f9/full/full/0/native.jpg</text:a></text:p>
      <text:p text:style-name="P62">il ne reste plus qu’à faire clic-droit enregistrer sous.</text:p>
      <text:p text:style-name="P62"/>
      <text:p text:style-name="P62"/>
      <text:p text:style-name="P63">Sur Omeka pour le site web.</text:p>
      <text:p text:style-name="P63">Organiser la navigation (glisser des pages pour les hiérarchiser). </text:p>
      <text:p text:style-name="P63"/>
      <text:p text:style-name="P64">Ressources. </text:p>
      <text:p text:style-name="P65">Il faut mettre tous les documents dans des collections pour pouvoir les verser dans le site web. </text:p>
      <text:p text:style-name="P65"/>
      <text:p text:style-name="P66">Collection : ensemble intellectuel de contenu qu’on a définit en groupe. </text:p>
      <text:p text:style-name="P66"/>
      <text:p text:style-name="P66"/>
      <text:p text:style-name="P67">Ne pas faire la sauvegarde. </text:p>
      <text:p text:style-name="P67"/>
      <text:p text:style-name="P68">Normalisation avec une documentation par type de contenu. </text:p>
      <text:p text:style-name="P69">Module de vocabulaire de web sémantique (Custom Vocab). </text:p>
      <text:p text:style-name="P69"/>
      <text:p text:style-name="P69"/>
      <text:p text:style-name="P69"/>
      <text:p text:style-name="P70">Cours du 17/12. </text:p>
      <text:p text:style-name="P70"/>
      <text:p text:style-name="P71">Bibliothèque numérique. <text:span text:style-name="T37">Uniformisation des ressources, des références etc. </text:span></text:p>
      <text:p text:style-name="P71"><text:soft-page-break/>Exposition virtuelle. <text:span text:style-name="T37">Présenter le corpus de manière synthétique avec son intérêt. Attention à la rédaction et à l’accessibilité du propos (penser que l’attention du spectateur est court sur internet). </text:span></text:p>
      <text:p text:style-name="P71">Compte-rendu / synthèse du travail. <text:span text:style-name="T38">Reprendre la note d’intention = à qui on s’adresse, on a voulu utiliser ça, ce qui n’a pas marché, comment on a fait, pourquoi etc. </text:span></text:p>
      <text:p text:style-name="P71"/>
      <text:p text:style-name="P72">Montrer le site à plein de gens pour leur demander ce qu’il voudrait voir apparaître etc. </text:p>
      <text:p text:style-name="P72"/>
      <text:p text:style-name="P73">Voir tous les contenus, visualisation par collection etc. <text:span text:style-name="T36">Mettre des filtres. </text:span></text:p>
      <text:p text:style-name="P73"/>
      <text:p text:style-name="P75">31 janvier → Date rendu définitif ! </text:p>
      <text:p text:style-name="P75"/>
      <text:p text:style-name="P75">É<text:span text:style-name="T39">changer entre les groupes et demander à du monde ce qui ne va pas etc. </text:span></text:p>
      <text:p text:style-name="P75"/>
      <text:p text:style-name="P76">API = faire requête API pour récupérer de l’XML, faire un script en bash pour récupérer un tableur (le faire en python aussi), <text:span text:style-name="T40">faire la même chose avec XSLT. </text:sp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7:58:31.305561540</meta:creation-date>
    <dc:date>2018-12-17T16:39:49.531409834</dc:date>
    <meta:editing-duration>PT8H14M32S</meta:editing-duration>
    <meta:editing-cycles>134</meta:editing-cycles>
    <meta:generator>LibreOffice/5.3.7.2$MacOSX_X86_64 LibreOffice_project/6b8ed514a9f8b44d37a1b96673cbbdd077e24059</meta:generator>
    <meta:document-statistic meta:table-count="0" meta:image-count="0" meta:object-count="0" meta:page-count="5" meta:paragraph-count="104" meta:word-count="1448" meta:character-count="9431" meta:non-whitespace-character-count="8002"/>
  </office:meta>
</office:document-meta>
</file>